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lm 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us1</text:p>
          </table:table-cell>
          <table:table-cell office:value-type="string">
            <text:p>pokus2</text:p>
          </table:table-cell>
        </table:table-row>
      </table:table>
      <table:table table:name="b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lm 1</text:p>
          </table:table-cell>
          <table:table-cell office:value-type="string">
            <text:p>Film 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us3</text:p>
          </table:table-cell>
          <table:table-cell office:value-type="string">
            <text:p>pokus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06/14/2011</text:date>, <text:time>16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15:45:48</meta:creation-date>
    <dc:date>2011-06-14T16:20:35</dc:date>
    <meta:editing-duration>PT18M11S</meta:editing-duration>
    <meta:editing-cycles>6</meta:editing-cycles>
    <meta:generator>LibreOffice/3.3$Linux LibreOffice_project/330m19$Build-202</meta:generator>
    <meta:document-statistic meta:table-count="2" meta:cell-count="12" meta:object-count="0"/>
  </office:meta>
</office:document-meta>
</file>